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Challenge number two: relax. Using your craft. How should we do that?</text:p>
      <text:p text:style-name="Normal">There was once a bear who lived in the woods. Like all other bears, he was a very pacific soul. Of course, until his buttons were pushed, that is. Then, like all souls, he would get angry, and fight. <text:line-break/><text:tab/>It is something, not having a story to tell, but trying to tell one anyway. Improvisation. This skill will be important, because that's what all stories are. All fictional stories, I mean. You have to find an objective on the fly, and tell it. I see, so the main thing is finding an objective on the fly. One that's great. So, your bear, what's his story? Why did you choose him? What aspect of his life caught your eye?</text:p>
      <text:p text:style-name="Normal"/>
      <text:p text:style-name="Normal">There was once a bear who lived in the pole. He was still a very small bear, and just like all bears his age, he loved to run, play around, eat fish, and cuddle with his mom. Unlike most bears his age, he did not have siblings, so he had all of his mother's attention (and milk) for himself. The two of them would wander the ice together, with him not having a care in the world, just following mom wherever she went, all the while looking at all the curious things there were to find. </text:p>
      <text:p text:style-name="Normal">Once, when they were on the coast and mom was patiently waiting for a seal to come out of a hole, he'd wandered off and came across a very strange looking boulder. It was greyish, enormous, and most importantly, it was round. Very round. He'd never seen anything so round before. Also, it snored. He'd also never seen a boulder that snored before. It was only natural that it made him curious, so he pawed at it, and lo and behold: it was soft. Floppy? And bouncy. Wow. What a strange boulder. He pawed at it again, and it made a strange rippling effect on the boulder. It looked funny. So he pawed again, this time stronger, and the ripples were bigger and it bounced more. And he tried even stronger, and the ripples were even stronger. And then the boulder grunted. It started rising on its own, then turned his way. This enormous boulder had eyes, they looked at him. It had a mouth, and it bellowed at him. Fear. He was paralysed. It was a behemoth, and it would crush him to death.</text:p>
      <text:p text:style-name="Normal">But then, his mother came roaring from behind. Hers was a rage like few have ever witnessed. She might have been twice as small as the monster, but she was at least four times as ferocious. She came in charging, throwing powerful swipes with her massive paws and serrated claws, biting with all her might through the thick hide of the beast. It was terrified, it ran away as quickly as its clumsiness allowed it, and mom gave chase. It wasn't until it was truly gone that mom finally returned. When she was back, she hugged him, for a very long time.</text:p>
      <text:p text:style-name="Normal">That had been a long time ago. She had long since gone up to the sky, now. He had grown into a big, fine bear, and he was sure that she would be proud of him if she'd seen him, but at heart, he was still a small cub, following his mother wherever she went. Every night, he would be sure to look up to the sky and search for his mother among the stars. Even when rain and snow hid the night, he knew she was there, somewhere. Even when he was weak and hungry and barely had the strength to move, he would still look up, to where she surely was. Even when he swam through oceans, in search of new horizons, he would never fail to turn his gaze up at night; because he knew that one day, one evening, he would go back to her side again. He knew that one day, he too would rise up to the sky. Because one day, he would once again be the little bear that always followed the big bear amid the star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